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45f4" officeooo:paragraph-rsid="000845f4"/>
    </style:style>
    <style:style style:name="P2" style:family="paragraph" style:parent-style-name="Standard">
      <style:paragraph-properties fo:text-align="justify" style:justify-single-word="false"/>
      <style:text-properties officeooo:rsid="0008c01d" officeooo:paragraph-rsid="0008c01d"/>
    </style:style>
    <style:style style:name="P3"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officeooo:rsid="0008c01d" officeooo:paragraph-rsid="0008c01d"/>
    </style:style>
    <style:style style:name="P4"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8c01d" officeooo:paragraph-rsid="0008c01d"/>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0bdb3b" officeooo:paragraph-rsid="000bdb3b"/>
    </style:style>
    <style:style style:name="P6"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dd654" officeooo:paragraph-rsid="000dd654"/>
    </style:style>
    <style:style style:name="P7"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officeooo:rsid="000bdb3b" officeooo:paragraph-rsid="000bdb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DE PROGRAMAÇÃO III</text:p>
      <text:p text:style-name="P1"/>
      <text:p text:style-name="P2">1. INTRODUÇÃO</text:p>
      <text:p text:style-name="P3">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4">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4">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4">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4"/>
      <text:p text:style-name="P5">2. METODOLOGIA</text:p>
      <text:p text:style-name="P7">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text:p>
      <text:p text:style-name="P6">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 ccccc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0T10:25:52.235690424</meta:creation-date>
    <dc:date>2022-06-20T10:53:08.235273343</dc:date>
    <meta:editing-duration>PT13M19S</meta:editing-duration>
    <meta:editing-cycles>4</meta:editing-cycles>
    <meta:generator>LibreOffice/6.4.7.2$Linux_X86_64 LibreOffice_project/40$Build-2</meta:generator>
    <meta:document-statistic meta:table-count="0" meta:image-count="0" meta:object-count="0" meta:page-count="1" meta:paragraph-count="9" meta:word-count="507" meta:character-count="3107" meta:non-whitespace-character-count="2609"/>
  </office:meta>
</office:document-meta>
</file>